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8.46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26.19pt"/>
    </style:style>
    <style:style style:name="co4" style:family="table-column">
      <style:table-column-properties fo:break-before="auto" style:column-width="35.49pt"/>
    </style:style>
    <style:style style:name="co5" style:family="table-column">
      <style:table-column-properties fo:break-before="auto" style:column-width="33.14pt"/>
    </style:style>
    <style:style style:name="co6" style:family="table-column">
      <style:table-column-properties fo:break-before="auto" style:column-width="42.4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ifficulity</text:p>
          </table:table-cell>
          <table:table-cell office:value-type="string" calcext:value-type="string">
            <text:p>video part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Head sculpting with Steve James</text:p>
          </table:table-cell>
          <table:table-cell office:value-type="string" calcext:value-type="string">
            <text:p><text:a xlink:href="https://pixologic.com/zclassroom/workshop/head-sculpting-with-steve-james" xlink:type="simple">https://pixologic.com/zclassroom/workshop/head-sculpting-with-steve-james</text:a>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ulpting with Images</text:p>
          </table:table-cell>
          <table:table-cell office:value-type="string" calcext:value-type="string">
            <text:p>https://pixologic.com/zclassroom/workshop/sculpting-with-imag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 Keychain for 3D Printing</text:p>
          </table:table-cell>
          <table:table-cell office:value-type="string" calcext:value-type="string">
            <text:p>https://pixologic.com/zclassroom/workshop/a-key-chain-for-3d-prin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ating a Character with IMM Brushes and Gizmo 3D</text:p>
          </table:table-cell>
          <table:table-cell office:value-type="string" calcext:value-type="string">
            <text:p>https://pixologic.com/zclassroom/workshop/creating-a-character-with-imm-brushes-gizmo-3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dial Symmetry</text:p>
          </table:table-cell>
          <table:table-cell office:value-type="string" calcext:value-type="string">
            <text:p>https://pixologic.com/zclassroom/workshop/radial-symmet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rface Noise</text:p>
          </table:table-cell>
          <table:table-cell office:value-type="string" calcext:value-type="string">
            <text:p>https://pixologic.com/zclassroom/workshop/surface-noi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ating a Basemesh with Zspheres</text:p>
          </table:table-cell>
          <table:table-cell office:value-type="string" calcext:value-type="string">
            <text:p>https://pixologic.com/zclassroom/workshop/creating-a-basemesh-with-zspher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ing Tessimate</text:p>
          </table:table-cell>
          <table:table-cell office:value-type="string" calcext:value-type="string">
            <text:p>https://pixologic.com/zclassroom/workshop/using-tessima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ormers</text:p>
          </table:table-cell>
          <table:table-cell office:value-type="string" calcext:value-type="string">
            <text:p>https://pixologic.com/zclassroom/workshop/deforme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Basics of Polugroupit</text:p>
          </table:table-cell>
          <table:table-cell office:value-type="string" calcext:value-type="string">
            <text:p>https://pixologic.com/zclassroom/workshop/the-basics-of-polygroupit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ing Elastic and Liquid Curve mode</text:p>
          </table:table-cell>
          <table:table-cell office:value-type="string" calcext:value-type="string">
            <text:p>https://pixologic.com/zclassroom/workshop/using-elastic-liquid-curve-mo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vering Groups By Normals</text:p>
          </table:table-cell>
          <table:table-cell office:value-type="string" calcext:value-type="string">
            <text:p>https://pixologic.com/zclassroom/workshop/discovering-groups-by-norma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p Creations</text:p>
          </table:table-cell>
          <table:table-cell office:value-type="string" calcext:value-type="string">
            <text:p>https://pixologic.com/zclassroom/workshop/prop-cre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ve Booleans</text:p>
          </table:table-cell>
          <table:table-cell office:value-type="string" calcext:value-type="string">
            <text:p>https://pixologic.com/zclassroom/workshop/live-boole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modeler Polygon Actions</text:p>
          </table:table-cell>
          <table:table-cell office:value-type="string" calcext:value-type="string">
            <text:p>https://pixologic.com/zclassroom/workshop/zmodeler-polygon-actions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modeler Point Actions</text:p>
          </table:table-cell>
          <table:table-cell office:value-type="string" calcext:value-type="string">
            <text:p>https://pixologic.com/zclassroom/workshop/zmodeler-point-action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modeler Edge Actions</text:p>
          </table:table-cell>
          <table:table-cell office:value-type="string" calcext:value-type="string">
            <text:p>https://pixologic.com/zclassroom/workshop/zmodeler-edge-actions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modeler Curve Actions</text:p>
          </table:table-cell>
          <table:table-cell office:value-type="string" calcext:value-type="string">
            <text:p>https://pixologic.com/zclassroom/workshop/zmodeler-curve-action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ynamic Subdivision</text:p>
          </table:table-cell>
          <table:table-cell office:value-type="string" calcext:value-type="string">
            <text:p>https://pixologic.com/zclassroom/workshop/dynamic-subdivis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itectural Design</text:p>
          </table:table-cell>
          <table:table-cell office:value-type="string" calcext:value-type="string">
            <text:p>https://pixologic.com/zclassroom/workshop/architectural-design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mesh</text:p>
          </table:table-cell>
          <table:table-cell office:value-type="string" calcext:value-type="string">
            <text:p>https://pixologic.com/zclassroom/workshop/arrayme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met Deisgn</text:p>
          </table:table-cell>
          <table:table-cell office:value-type="string" calcext:value-type="string">
            <text:p>https://pixologic.com/zclassroom/workshop/helmet-design</text:p>
          </table:table-cell>
          <table:table-cell office:value-type="float" office:value="2.5" calcext:value-type="float">
            <text:p>2.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el Loops</text:p>
          </table:table-cell>
          <table:table-cell office:value-type="string" calcext:value-type="string">
            <text:p>https://pixologic.com/zclassroom/workshop/panel-loops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hicle Design</text:p>
          </table:table-cell>
          <table:table-cell office:value-type="string" calcext:value-type="string">
            <text:p>https://pixologic.com/zclassroom/workshop/vehicle-design</text:p>
          </table:table-cell>
          <table:table-cell office:value-type="float" office:value="2.5" calcext:value-type="float">
            <text:p>2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pology</text:p>
          </table:table-cell>
          <table:table-cell office:value-type="string" calcext:value-type="string">
            <text:p>https://pixologic.com/zclassroom/workshop/topology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itary Assets</text:p>
          </table:table-cell>
          <table:table-cell office:value-type="string" calcext:value-type="string">
            <text:p>https://pixologic.com/zclassroom/workshop/military-assets</text:p>
          </table:table-cell>
          <table:table-cell office:value-type="float" office:value="2.5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vironments with Seth Thompson</text:p>
          </table:table-cell>
          <table:table-cell office:value-type="string" calcext:value-type="string">
            <text:p>https://pixologic.com/zclassroom/workshop/environments-with-seth-thompson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vironments with Tate Mosesian</text:p>
          </table:table-cell>
          <table:table-cell office:value-type="string" calcext:value-type="string">
            <text:p>https://pixologic.com/zclassroom/workshop/environments-with-tate-mosesian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https://pixologic.com/zclassroom/workshop/transpo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ert Mesh</text:p>
          </table:table-cell>
          <table:table-cell office:value-type="string" calcext:value-type="string">
            <text:p>https://pixologic.com/zclassroom/workshop/transpose</text:p>
          </table:table-cell>
          <table:table-cell office:value-type="float" office:value="2.5" calcext:value-type="float">
            <text:p>2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romesh</text:p>
          </table:table-cell>
          <table:table-cell office:value-type="string" calcext:value-type="string">
            <text:p>https://pixologic.com/zclassroom/workshop/micromesh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D Brushes</text:p>
          </table:table-cell>
          <table:table-cell office:value-type="string" calcext:value-type="string">
            <text:p>https://pixologic.com/zclassroom/workshop/3d-brushes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ynamesh</text:p>
          </table:table-cell>
          <table:table-cell office:value-type="string" calcext:value-type="string">
            <text:p>https://pixologic.com/zclassroom/workshop/dynamesh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bermesh</text:p>
          </table:table-cell>
          <table:table-cell office:value-type="string" calcext:value-type="string">
            <text:p>https://pixologic.com/zclassroom/workshop/fibermesh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isemaker</text:p>
          </table:table-cell>
          <table:table-cell office:value-type="string" calcext:value-type="string">
            <text:p>https://pixologic.com/zclassroom/workshop/noisema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ulpting with Michael Pavlovich</text:p>
          </table:table-cell>
          <table:table-cell office:value-type="string" calcext:value-type="string">
            <text:p>https://pixologic.com/zclassroom/workshop/sculpting-with-michael-pavlovich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dowbox</text:p>
          </table:table-cell>
          <table:table-cell office:value-type="string" calcext:value-type="string">
            <text:p>https://pixologic.com/zclassroom/workshop/shadowbox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ID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20:17:00.257000000</meta:creation-date>
    <dc:date>2018-12-29T21:10:12.150000000</dc:date>
    <meta:editing-duration>PT52M57S</meta:editing-duration>
    <meta:editing-cycles>38</meta:editing-cycles>
    <meta:generator>LibreOffice/6.1.2.1$Windows_X86_64 LibreOffice_project/65905a128db06ba48db947242809d14d3f9a93fe</meta:generator>
    <meta:document-statistic meta:table-count="1" meta:cell-count="244" meta:object-count="0"/>
  </office:meta>
</office:document-meta>
</file>